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9917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204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ce2"/>
        <table:table-row table:style-name="ro1" table:number-rows-repeated="2">
          <table:table-cell table:style-name="Default" table:number-columns-repeated="4"/>
        </table:table-row>
        <table:table-row table:style-name="ro2">
          <table:table-cell table:style-name="ce1" office:value-type="string">
            <text:p>$n$</text:p>
          </table:table-cell>
          <table:table-cell table:style-name="ce1" office:value-type="string">
            <text:p>$\left\Vert u_{2n}-u_{n}\right\Vert _{2}$</text:p>
          </table:table-cell>
          <table:table-cell table:style-name="Default" office:value-type="string">
            <text:p>Ratio</text:p>
          </table:table-cell>
          <table:table-cell office:value-type="string">
            <text:p>$p=\log_{2}\ensuremath{(\text{Ratio})}$</text:p>
          </table:table-cell>
        </table:table-row>
        <table:table-row table:style-name="ro3">
          <table:table-cell office:value-type="float" office:value="32">
            <text:p>32</text:p>
          </table:table-cell>
          <table:table-cell table:number-columns-repeated="3"/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0.018546753">
            <text:p>0.018546753</text:p>
          </table:table-cell>
          <table:table-cell table:number-columns-repeated="2"/>
        </table:table-row>
        <table:table-row table:style-name="ro3">
          <table:table-cell office:value-type="float" office:value="128">
            <text:p>128</text:p>
          </table:table-cell>
          <table:table-cell office:value-type="float" office:value="0.016457235">
            <text:p>0.016457235</text:p>
          </table:table-cell>
          <table:table-cell office:value-type="float" office:value="1.126966489">
            <text:p>1.126966489</text:p>
          </table:table-cell>
          <table:table-cell office:value-type="float" office:value="0.172444617">
            <text:p>0.172444617</text:p>
          </table:table-cell>
        </table:table-row>
        <table:table-row table:style-name="ro3">
          <table:table-cell office:value-type="float" office:value="256">
            <text:p>256</text:p>
          </table:table-cell>
          <table:table-cell office:value-type="float" office:value="0.014558409">
            <text:p>0.014558409</text:p>
          </table:table-cell>
          <table:table-cell office:value-type="float" office:value="1.130428142">
            <text:p>1.130428142</text:p>
          </table:table-cell>
          <table:table-cell office:value-type="float" office:value="0.176869287">
            <text:p>0.176869287</text:p>
          </table:table-cell>
        </table:table-row>
        <table:table-row table:style-name="ro3">
          <table:table-cell office:value-type="float" office:value="512">
            <text:p>512</text:p>
          </table:table-cell>
          <table:table-cell office:value-type="float" office:value="0.012359751">
            <text:p>0.012359751</text:p>
          </table:table-cell>
          <table:table-cell office:value-type="float" office:value="1.177888577">
            <text:p>1.177888577</text:p>
          </table:table-cell>
          <table:table-cell office:value-type="float" office:value="0.236203073">
            <text:p>0.236203073</text:p>
          </table:table-cell>
        </table:table-row>
        <table:table-row table:style-name="ro3">
          <table:table-cell office:value-type="float" office:value="1024">
            <text:p>1024</text:p>
          </table:table-cell>
          <table:table-cell office:value-type="float" office:value="0.010409579">
            <text:p>0.010409579</text:p>
          </table:table-cell>
          <table:table-cell office:value-type="float" office:value="1.18734397">
            <text:p>1.18734397</text:p>
          </table:table-cell>
          <table:table-cell office:value-type="float" office:value="0.24773794">
            <text:p>0.24773794</text:p>
          </table:table-cell>
        </table:table-row>
        <table:table-row table:style-name="ro3">
          <table:table-cell office:value-type="float" office:value="2048">
            <text:p>2048</text:p>
          </table:table-cell>
          <table:table-cell office:value-type="float" office:value="0.008807568">
            <text:p>0.008807568</text:p>
          </table:table-cell>
          <table:table-cell office:value-type="float" office:value="1.181890292">
            <text:p>1.181890292</text:p>
          </table:table-cell>
          <table:table-cell office:value-type="float" office:value="0.241096125">
            <text:p>0.241096125</text:p>
          </table:table-cell>
        </table:table-row>
        <table:table-row table:style-name="ro1" table:number-rows-repeated="3">
          <table:table-cell table:style-name="Default" table:number-columns-repeated="4"/>
        </table:table-row>
        <table:table-row table:style-name="ro1"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0T13:44:57</meta:creation-date>
    <dc:date>2013-05-20T14:01:53</dc:date>
    <meta:editing-duration>PT3M37S</meta:editing-duration>
    <meta:editing-cycles>2</meta:editing-cycles>
    <meta:generator>LibreOffice/4.0.0.3$MacOSX_x86 LibreOffice_project/53fd80e80f44edd735c18dbc5b6cde811e0a15c</meta:generator>
    <meta:document-statistic meta:table-count="1" meta:cell-count="27" meta:object-count="0"/>
  </office:meta>
</office:document-meta>
</file>